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ize="18pt" fo:font-weight="bold" officeooo:rsid="0004c38e" officeooo:paragraph-rsid="0004c38e" style:font-size-asian="15.75pt" style:font-weight-asian="bold" style:font-size-complex="18pt" style:font-weight-complex="bold"/>
    </style:style>
    <style:style style:name="P3" style:family="paragraph" style:parent-style-name="Standard">
      <style:paragraph-properties fo:text-align="justify" style:justify-single-word="false"/>
      <style:text-properties officeooo:paragraph-rsid="00077013"/>
    </style:style>
    <style:style style:name="P4" style:family="paragraph" style:parent-style-name="Standard">
      <style:paragraph-properties fo:text-align="center" style:justify-single-word="false"/>
      <style:text-properties fo:font-size="24pt" fo:font-weight="bold" officeooo:rsid="0004c38e" officeooo:paragraph-rsid="0004c38e" style:font-size-asian="24pt" style:font-weight-asian="bold" style:font-size-complex="24pt" style:font-weight-complex="bold"/>
    </style:style>
    <style:style style:name="P5" style:family="paragraph" style:parent-style-name="Standard">
      <style:paragraph-properties fo:text-align="justify" style:justify-single-word="false"/>
      <style:text-properties fo:font-size="13pt" style:font-size-asian="13pt" style:font-size-complex="13pt"/>
    </style:style>
    <style:style style:name="P6" style:family="paragraph" style:parent-style-name="Standard">
      <style:paragraph-properties fo:text-align="justify" style:justify-single-word="false"/>
      <style:text-properties fo:font-size="13pt" officeooo:paragraph-rsid="00077013" style:font-size-asian="13pt" style:font-size-complex="13pt"/>
    </style:style>
    <style:style style:name="P7" style:family="paragraph" style:parent-style-name="Standard">
      <style:paragraph-properties fo:text-align="justify" style:justify-single-word="false"/>
      <style:text-properties fo:font-size="13pt" officeooo:rsid="00077013" officeooo:paragraph-rsid="00077013" style:font-size-asian="13pt" style:font-size-complex="13pt"/>
    </style:style>
    <style:style style:name="P8" style:family="paragraph" style:parent-style-name="Standard">
      <style:paragraph-properties fo:text-align="justify" style:justify-single-word="false"/>
      <style:text-properties fo:font-size="13pt" officeooo:rsid="000af283" officeooo:paragraph-rsid="000af283" style:font-size-asian="13pt" style:font-size-complex="13pt"/>
    </style:style>
    <style:style style:name="P9" style:family="paragraph" style:parent-style-name="Standard">
      <style:paragraph-properties fo:text-align="justify" style:justify-single-word="false"/>
      <style:text-properties fo:font-size="13pt" fo:font-weight="bold" officeooo:paragraph-rsid="00077013" style:font-size-asian="13pt" style:font-weight-asian="bold" style:font-size-complex="13pt" style:font-weight-complex="bold"/>
    </style:style>
    <style:style style:name="T1" style:family="text">
      <style:text-properties officeooo:rsid="00077013"/>
    </style:style>
    <style:style style:name="T2" style:family="text">
      <style:text-properties officeooo:rsid="000958bf"/>
    </style:style>
    <style:style style:name="T3" style:family="text">
      <style:text-properties officeooo:rsid="000af283"/>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3pt" fo:font-weight="normal" style:font-size-asian="13pt" style:font-weight-asian="normal" style:font-size-complex="13pt" style:font-weight-complex="normal"/>
    </style:style>
    <style:style style:name="T7" style:family="text">
      <style:text-properties fo:font-size="13pt" fo:font-weight="bold" style:font-size-asian="13pt" style:font-weight-asian="bold" style:font-size-complex="13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formation Retrival</text:p>
      <text:p text:style-name="P2"/>
      <text:p text:style-name="P5">Information Retrieval deals with the representation, organization and organization of textual information, in order to make it easier for all users to satisfy their information needs. </text:p>
      <text:p text:style-name="P7">In fact web is a collection of document where everyone wants to search something.</text:p>
      <text:p text:style-name="P6"><text:line-break/>IR systems do<text:span text:style-name="T1">n’t</text:span> operate on the original documents, but on a “<text:span text:style-name="T1">fake” version of that document</text:span>. <text:span text:style-name="T2">T</text:span>he documents are represented through a set of keywords <text:span text:style-name="T2">that helps </text:span><text:span text:style-name="T3">th</text:span><text:span text:style-name="T2">e research</text:span>. </text:p>
      <text:p text:style-name="P8">IR can be studied trough 2 methods:<text:line-break/></text:p>
      <text:p text:style-name="P8">-<text:span text:style-name="T4">Computer centered: </text:span><text:span text:style-name="T5">creates efficent records, process the querys and creates ranking algorithms for the searches.</text:span></text:p>
      <text:p text:style-name="P8"><text:span text:style-name="T4">-Human centered: </text:span><text:span text:style-name="T5">the IR “became” a common user and test the experience so they can improve the systems.</text:span></text:p>
      <text:p text:style-name="P6"/>
      <text:p text:style-name="P6">The IR system has to give to the user the best informations based on the type of search. And this is the most difficult problem. Basically the problem isn’t the information but the relevance of that information.</text:p>
      <text:p text:style-name="P6">This is based on the frequency of the word that you are looking for. But that’s not all because in that document the word can be repeated a lot of times, so the “<text:span text:style-name="T4">Term frequency</text:span>” <text:s/>is calculeted “Frequency/dimension of the document (number of terms)”.</text:p>
      <text:p text:style-name="P6">But this isn’t the only way. There’s the “<text:span text:style-name="T4">inverse document frequency</text:span>” and is a bit more complicated. It’s based on the frequence of the word in a document and with the term. So a document is more visible if inside of it there’s a hard frequence of the word. You can calculate it with “log(number of documents/number of documents with that term)”</text:p>
      <text:p text:style-name="P6">The efficency of a IR system is based on recall and precision.</text:p>
      <text:p text:style-name="P6"/>
      <text:p text:style-name="P6">-<text:span text:style-name="T4">Recall</text:span><text:span text:style-name="T5">: for calculate it you need to compare the number of recovered relevant documents with the number of the non recovered documents. The result is the probability of finding a relevant documents,</text:span></text:p>
      <text:p text:style-name="P9"><text:span text:style-name="T5"/></text:p>
      <text:p text:style-name="P3"><text:span text:style-name="T6">-</text:span><text:span text:style-name="T7">Precision: </text:span><text:span text:style-name="T6">as the word says, How much accurate is the result of your search? To calculate it you have to compare the number of recovered relevant documents with the number od the non relevant documents.</text:span></text:p>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Andoniu Daniel 5°AI</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4T15:15:35.400000000</meta:creation-date>
    <dc:date>2020-04-16T14:09:22.195000000</dc:date>
    <meta:editing-duration>PT32M41S</meta:editing-duration>
    <meta:editing-cycles>10</meta:editing-cycles>
    <meta:generator>LibreOffice/6.4.2.2$Windows_X86_64 LibreOffice_project/4e471d8c02c9c90f512f7f9ead8875b57fcb1ec3</meta:generator>
    <meta:document-statistic meta:table-count="0" meta:image-count="0" meta:object-count="0" meta:page-count="1" meta:paragraph-count="14" meta:word-count="336" meta:character-count="2001" meta:non-whitespace-character-count="1674"/>
  </office:meta>
</office:document-meta>
</file>